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ira Code Medium" svg:font-family="'Fira Code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ira Code Medium" officeooo:rsid="0017ff7a" officeooo:paragraph-rsid="0017ff7a"/>
    </style:style>
    <style:style style:name="P2" style:family="paragraph" style:parent-style-name="Standard">
      <style:paragraph-properties fo:text-align="start" style:justify-single-word="false"/>
      <style:text-properties style:font-name="Fira Code Medium" fo:font-size="11pt" officeooo:rsid="001c37a1" officeooo:paragraph-rsid="001c37a1" style:font-size-asian="11pt" style:font-size-complex="11pt"/>
    </style:style>
    <style:style style:name="P3" style:family="paragraph" style:parent-style-name="Standard" style:list-style-name="L6">
      <style:paragraph-properties fo:text-align="start" style:justify-single-word="false"/>
      <style:text-properties style:font-name="Fira Code Medium" fo:font-size="11pt" officeooo:rsid="001c37a1" officeooo:paragraph-rsid="001c37a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Fira Code Medium" fo:font-size="11pt" officeooo:rsid="0017ff7a" officeooo:paragraph-rsid="0017ff7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Fira Code Medium" fo:font-size="11pt" officeooo:rsid="0019025b" officeooo:paragraph-rsid="0019025b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Fira Code Medium" fo:font-size="11pt" officeooo:rsid="0019025b" officeooo:paragraph-rsid="001ae345" style:font-size-asian="11pt" style:font-size-complex="11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f5d1f" officeooo:paragraph-rsid="001f5d1f"/>
    </style:style>
    <style:style style:name="P8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rsid="001f5d1f" officeooo:paragraph-rsid="001f5d1f"/>
    </style:style>
    <style:style style:name="P9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officeooo:rsid="001f5d1f" officeooo:paragraph-rsid="001f5d1f"/>
    </style:style>
    <style:style style:name="P10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rsid="001f5d1f" officeooo:paragraph-rsid="001f5d1f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f5d1f" officeooo:paragraph-rsid="001f5d1f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1pt" officeooo:paragraph-rsid="0019025b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1pt" officeooo:paragraph-rsid="0019025b" style:font-size-asian="11pt" style:font-size-complex="11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1pt" officeooo:paragraph-rsid="0019025b" style:font-size-asian="11pt" style:font-size-complex="11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1pt" officeooo:paragraph-rsid="001c37a1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paragraph-rsid="001c37a1" style:font-size-asian="11pt" style:font-size-complex="11pt"/>
    </style:style>
    <style:style style:name="P1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font-size="11pt" officeooo:rsid="001f5d1f" officeooo:paragraph-rsid="001f5d1f" style:font-size-asian="11pt" style:font-size-complex="11pt"/>
    </style:style>
    <style:style style:name="P18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rsid="0021f1af" officeooo:paragraph-rsid="0021f1af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1f1af" officeooo:paragraph-rsid="0021f1af"/>
    </style:style>
    <style:style style:name="P20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officeooo:rsid="0022479f" officeooo:paragraph-rsid="0022479f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2479f" officeooo:paragraph-rsid="0022479f"/>
    </style:style>
    <style:style style:name="P22" style:family="paragraph" style:parent-style-name="Standard" style:list-style-name="L17">
      <loext:graphic-properties draw:fill="none"/>
      <style:paragraph-properties fo:text-align="start" style:justify-single-word="false" fo:background-color="transparent"/>
      <style:text-properties officeooo:rsid="0022479f" officeooo:paragraph-rsid="0022479f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22479f" officeooo:paragraph-rsid="0022479f"/>
    </style:style>
    <style:style style:name="P24" style:family="paragraph" style:parent-style-name="Standard" style:list-style-name="L18">
      <loext:graphic-properties draw:fill="none"/>
      <style:paragraph-properties fo:text-align="start" style:justify-single-word="false" fo:background-color="transparent"/>
      <style:text-properties officeooo:rsid="00231915" officeooo:paragraph-rsid="00231915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31915" officeooo:paragraph-rsid="00231915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4285f" officeooo:paragraph-rsid="0024285f"/>
    </style:style>
    <style:style style:name="P27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rsid="0024285f" officeooo:paragraph-rsid="0024285f"/>
    </style:style>
    <style:style style:name="P28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rsid="0024285f" officeooo:paragraph-rsid="0024285f"/>
    </style:style>
    <style:style style:name="P29" style:family="paragraph" style:parent-style-name="Standard">
      <loext:graphic-properties draw:fill="none"/>
      <style:paragraph-properties fo:margin-left="-1cm" fo:margin-right="-0.9cm" fo:text-align="start" style:justify-single-word="false" fo:text-indent="0cm" style:auto-text-indent="false" fo:background-color="transparent"/>
      <style:text-properties fo:font-size="11pt" officeooo:paragraph-rsid="001c37a1" style:font-size-asian="11pt" style:font-size-complex="11pt"/>
    </style:style>
    <style:style style:name="P30" style:family="paragraph" style:parent-style-name="Standard" style:master-page-name="">
      <loext:graphic-properties draw:fill="none"/>
      <style:paragraph-properties fo:margin-left="-1cm" fo:margin-right="-0.9cm" fo:text-align="start" style:justify-single-word="false" fo:text-indent="0cm" style:auto-text-indent="false" style:page-number="auto" fo:background-color="transparent"/>
      <style:text-properties fo:font-size="11pt" officeooo:paragraph-rsid="001c37a1" style:font-size-asian="11pt" style:font-size-complex="11pt"/>
    </style:style>
    <style:style style:name="P31" style:family="paragraph" style:parent-style-name="Standard" style:master-page-name="">
      <loext:graphic-properties draw:fill="none"/>
      <style:paragraph-properties fo:margin-left="0cm" fo:margin-right="-1cm" fo:text-align="start" style:justify-single-word="false" fo:text-indent="0cm" style:auto-text-indent="false" style:page-number="auto" fo:background-color="transparent"/>
      <style:text-properties fo:font-size="11pt" officeooo:paragraph-rsid="001c37a1" style:font-size-asian="11pt" style:font-size-complex="11pt"/>
    </style:style>
    <style:style style:name="P32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fo:font-size="11pt" officeooo:paragraph-rsid="001c37a1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ae345"/>
    </style:style>
    <style:style style:name="T4" style:family="text">
      <style:text-properties style:font-name="Fira Code Medium" officeooo:rsid="0019025b"/>
    </style:style>
    <style:style style:name="T5" style:family="text">
      <style:text-properties style:font-name="Fira Code Medium" fo:language="pt" fo:country="BR"/>
    </style:style>
    <style:style style:name="T6" style:family="text">
      <style:text-properties style:font-name="Fira Code Medium" fo:language="pt" fo:country="BR" officeooo:rsid="001c37a1"/>
    </style:style>
    <style:style style:name="T7" style:family="text">
      <style:text-properties style:font-name="Fira Code Medium" fo:language="pt" fo:country="BR" officeooo:rsid="001e632a"/>
    </style:style>
    <style:style style:name="T8" style:family="text">
      <style:text-properties style:font-name="Fira Code Medium" fo:font-size="11pt" fo:language="pt" fo:country="BR" style:font-size-asian="11pt" style:font-size-complex="11pt"/>
    </style:style>
    <style:style style:name="T9" style:family="text">
      <style:text-properties style:font-name="Fira Code Medium" fo:font-size="11pt" fo:language="pt" fo:country="BR" officeooo:rsid="00205dcd" style:font-size-asian="11pt" style:font-size-complex="11pt"/>
    </style:style>
    <style:style style:name="T10" style:family="text">
      <style:text-properties style:font-name="Fira Code Medium" fo:font-size="11pt" fo:language="pt" fo:country="BR" officeooo:rsid="0022479f" style:font-size-asian="11pt" style:font-size-complex="11pt"/>
    </style:style>
    <style:style style:name="T11" style:family="text">
      <style:text-properties style:font-name="Fira Code Medium" fo:font-size="11pt" fo:language="pt" fo:country="BR" officeooo:rsid="00231915" style:font-size-asian="11pt" style:font-size-complex="11pt"/>
    </style:style>
    <style:style style:name="T12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/ COMANDOS BANCO DE DADOS<text:tab/><text:tab/></text:p>
      <text:p text:style-name="P4"/>
      <text:list xml:id="list4178742668" text:style-name="L4">
        <text:list-item>
          <text:p text:style-name="P12"><text:span text:style-name="T4">CRIAR BANCO DE DADOS</text:span></text:p>
        </text:list-item>
      </text:list>
      <text:p text:style-name="P5"/>
      <text:p text:style-name="P5"><text:tab/>CREATE DATABASE cadastro</text:p>
      <text:p text:style-name="P5"><text:tab/>DEFAULT CHARACTER SET utf8</text:p>
      <text:p text:style-name="P5"><text:tab/>DEFAULT COLLATE utf8_general_ci;</text:p>
      <text:list xml:id="list1103703834" text:style-name="L2">
        <text:list-header>
          <text:p text:style-name="P13"><text:span text:style-name="T4"/></text:p>
        </text:list-header>
      </text:list>
      <text:list xml:id="list835906204" text:style-name="L5">
        <text:list-item>
          <text:p text:style-name="P14"><text:span text:style-name="T4">CRIAR TABELA </text:span></text:p>
        </text:list-item>
      </text:list>
      <text:p text:style-name="P5"/>
      <text:p text:style-name="P6"><text:tab/><text:span text:style-name="T1">CREATE TABLE</text:span> <text:span text:style-name="T3">pessoas (</text:span></text:p>
      <text:p text:style-name="P6"><text:span text:style-name="T3"><text:tab/><text:tab/>nome VARCHAR(30) NOT NULL,</text:span></text:p>
      <text:p text:style-name="P6"><text:span text:style-name="T3"><text:tab/><text:tab/>nascimento DATE,</text:span></text:p>
      <text:p text:style-name="P6"><text:span text:style-name="T3"><text:tab/><text:tab/>sexo ENUM(‘M’,’F’),</text:span></text:p>
      <text:p text:style-name="P6"><text:span text:style-name="T3"><text:tab/><text:tab/>peso DECIMAL(5,2),</text:span></text:p>
      <text:p text:style-name="P6"><text:span text:style-name="T3"><text:tab/><text:tab/>altura DECIMAL(3,2),</text:span></text:p>
      <text:p text:style-name="P6"><text:span text:style-name="T3"><text:tab/><text:tab/>nascinalidade VARCHAR(20) DEFAULT ‘Brasil’</text:span></text:p>
      <text:p text:style-name="P6"><text:span text:style-name="T3"><text:tab/>) DEFAULT CHARSET = utf8;</text:span></text:p>
      <text:p text:style-name="P6"><text:span text:style-name="T3"/></text:p>
      <text:list xml:id="list2501441432" text:style-name="L6">
        <text:list-item>
          <text:p text:style-name="P3"><text:span text:style-name="T3">I</text:span><text:span text:style-name="T2">NSERIR DADOS</text:span></text:p>
        </text:list-item>
      </text:list>
      <text:p text:style-name="P2"><text:span text:style-name="T2"><text:tab/></text:span></text:p>
      <text:p text:style-name="P2"><text:span text:style-name="T2"><text:tab/>INSERT INTO </text:span></text:p>
      <text:p text:style-name="P2"><text:span text:style-name="T2"><text:s text:c="3"/><text:tab/>pessoas (nome, nascimento, sexo, peso, altura, nascinalidade)</text:span></text:p>
      <text:p text:style-name="P2"><text:span text:style-name="T2"><text:tab/>VALUES</text:span></text:p>
      <text:p text:style-name="P2"><text:span text:style-name="T2"><text:tab/>(‘Maycon’, ‘1997-10-20’, ‘M’, ‘65’, ‘1,69’, default);<text:tab/></text:span></text:p>
      <text:p text:style-name="P2"><text:span text:style-name="T2"/></text:p>
      <text:list xml:id="list3115314252" text:style-name="L7">
        <text:list-item>
          <text:p text:style-name="P15"><text:span text:style-name="T6">DDL/DML</text:span></text:p>
        </text:list-item>
      </text:list>
      <text:p text:style-name="P2"><text:span text:style-name="T2"/></text:p>
      <text:p text:style-name="P16"><text:span text:style-name="T6"><text:tab/>DDL =&gt; DATA DEFINITION LANGUAGE / definição de dados</text:span></text:p>
      <text:p text:style-name="P16"><text:span text:style-name="T6"/></text:p>
      <text:p text:style-name="P31"><text:span text:style-name="T6"><text:tab/><text:tab/>CREATE DATABASE, CREATE TABLE, ALTER TABLE, DROP TABLE, …<text:tab/><text:tab/></text:span></text:p>
      <text:p text:style-name="P16"><text:span text:style-name="T6"/></text:p>
      <text:p text:style-name="P16"><text:span text:style-name="T6"/></text:p>
      <text:p text:style-name="P16"><text:span text:style-name="T6"><text:tab/>DML =&gt; DATA MANIPULATION LAGUAGEM / manipulação de dados<text:tab/></text:span></text:p>
      <text:p text:style-name="P32"><text:span text:style-name="T6"><text:tab/><text:tab/> </text:span></text:p>
      <text:p text:style-name="P30"><text:span text:style-name="T6"><text:tab/><text:tab/></text:span><text:span text:style-name="T7">INSERT INTO, …</text:span></text:p>
      <text:p text:style-name="P29"><text:span text:style-name="T7"><text:tab/></text:span></text:p>
      <text:list xml:id="list3577923908" text:style-name="L11">
        <text:list-item>
          <text:p text:style-name="P17"><text:span text:style-name="T7">A</text:span><text:span text:style-name="T5">DICIONAR UMA NOVA COLUNA</text:span></text:p>
        </text:list-item>
      </text:list>
      <text:p text:style-name="P7"><text:span text:style-name="T8"/></text:p>
      <text:p text:style-name="P7"><text:span text:style-name="T8"><text:tab/>ALTER TABLE pessoas</text:span></text:p>
      <text:p text:style-name="P7"><text:span text:style-name="T8"><text:tab/>ADD COLUMN profissao VARCHAR(10);</text:span></text:p>
      <text:p text:style-name="P7"><text:span text:style-name="T8"/></text:p>
      <text:list xml:id="list1587096995" text:style-name="L12">
        <text:list-item>
          <text:p text:style-name="P8"><text:span text:style-name="T8">APAGAR COLUNA</text:span></text:p>
        </text:list-item>
      </text:list>
      <text:p text:style-name="P7"><text:span text:style-name="T8"/></text:p>
      <text:p text:style-name="P7"><text:span text:style-name="T8"><text:tab/>ALTER TABLE pessoas</text:span></text:p>
      <text:p text:style-name="P7"><text:span text:style-name="T8"><text:tab/>DROP COLUMN profissao;</text:span></text:p>
      <text:p text:style-name="P7"><text:span text:style-name="T8"/></text:p>
      <text:list xml:id="list23760306" text:style-name="L13">
        <text:list-item>
          <text:p text:style-name="P9"><text:span text:style-name="T8">ADICIONAR COLUNA NA POSIÇÃO DESEJADA</text:span></text:p>
        </text:list-item>
      </text:list>
      <text:p text:style-name="P7"><text:span text:style-name="T8"/></text:p>
      <text:p text:style-name="P7"><text:span text:style-name="T8"><text:tab/>ALTER TABLE pessoas</text:span></text:p>
      <text:p text:style-name="P7"><text:soft-page-break/><text:span text:style-name="T8"><text:tab/>ADD COLUMN profissao VARCHAR(10) AFTER nome;</text:span></text:p>
      <text:p text:style-name="P7"><text:span text:style-name="T8"/></text:p>
      <text:list xml:id="list3603560011" text:style-name="L14">
        <text:list-item>
          <text:p text:style-name="P10"><text:span text:style-name="T8">ADICIONAR COLUNA NA PRIMEIRA POSIÇÃO </text:span></text:p>
        </text:list-item>
      </text:list>
      <text:p text:style-name="P7"><text:span text:style-name="T8"/></text:p>
      <text:p text:style-name="P7"><text:span text:style-name="T8"><text:tab/>ALTER TABLE pessoas</text:span></text:p>
      <text:p text:style-name="P7"><text:span text:style-name="T8"><text:tab/>ADD COLUMN codigo INT FIRST;</text:span></text:p>
      <text:p text:style-name="P7"><text:span text:style-name="T8"/></text:p>
      <text:p text:style-name="P11"><text:span text:style-name="T8"><text:s text:c="2"/># </text:span><text:span text:style-name="T10"># #</text:span><text:span text:style-name="T8"> ALTERAR ESTRUTURA DA DEFINIÇÃO # </text:span><text:span text:style-name="T10"># #</text:span></text:p>
      <text:p text:style-name="P7"><text:span text:style-name="T8"/></text:p>
      <text:p text:style-name="P7"><text:span text:style-name="T8"><text:tab/>ALTER TABLE </text:span><text:span text:style-name="T9">pessoas</text:span></text:p>
      <text:p text:style-name="P7"><text:span text:style-name="T9"><text:tab/>MODIFY COLUMN profissao VARCHAR(20) NOT NULL DEFAULT ‘’;</text:span></text:p>
      <text:p text:style-name="P7"><text:span text:style-name="T9"/></text:p>
      <text:list xml:id="list3937063101" text:style-name="L15">
        <text:list-item>
          <text:p text:style-name="P18"><text:span text:style-name="T9">M</text:span><text:span text:style-name="T8">ODIFICAR NOME DA COLUNA </text:span></text:p>
        </text:list-item>
      </text:list>
      <text:p text:style-name="P19"><text:span text:style-name="T8"/></text:p>
      <text:p text:style-name="P19"><text:span text:style-name="T8"><text:tab/>ALTER TABLE pessoas</text:span></text:p>
      <text:p text:style-name="P19"><text:span text:style-name="T8"><text:tab/>CHANGE COLUMN profissao prof VARCHAR(20) NOT NULL DEFAULT ‘’;</text:span></text:p>
      <text:p text:style-name="P19"><text:span text:style-name="T8"/></text:p>
      <text:list xml:id="list1176052997" text:style-name="L16">
        <text:list-item>
          <text:p text:style-name="P20"><text:span text:style-name="T8">RENOMEAR TABELA</text:span></text:p>
        </text:list-item>
      </text:list>
      <text:p text:style-name="P21"><text:span text:style-name="T8"/></text:p>
      <text:p text:style-name="P21"><text:span text:style-name="T8"><text:tab/>ALTER TABLE pessoas</text:span></text:p>
      <text:p text:style-name="P21"><text:span text:style-name="T8"><text:tab/>RENAME TO gafanhotos;</text:span></text:p>
      <text:p text:style-name="P21"><text:span text:style-name="T8"/></text:p>
      <text:p text:style-name="P23"><text:span text:style-name="T8"><text:s text:c="2"/># # # UNIQUE, UNSIGNED # # #</text:span></text:p>
      <text:p text:style-name="P23"><text:span text:style-name="T8"/></text:p>
      <text:list xml:id="list1924209401" text:style-name="L17">
        <text:list-item>
          <text:p text:style-name="P22"><text:span text:style-name="T8"><text:s/>UNIQUE =&gt; Não aceita outro registro com o mesmo nome</text:span></text:p>
        </text:list-item>
        <text:list-item>
          <text:p text:style-name="P22"><text:span text:style-name="T8"><text:s/>UNSIGNED =&gt; Não adiciona o sinal do numero, (-1) = 1, (-2) = 2,</text:span></text:p>
          <text:p text:style-name="P22"><text:span text:style-name="T8"><text:s/>proposito alguns atributos não devem ser negativos, ainda economiza (1 BIT)…</text:span></text:p>
        </text:list-item>
      </text:list>
      <text:p text:style-name="P21"><text:span text:style-name="T8"/></text:p>
      <text:p text:style-name="P23"><text:span text:style-name="T8"><text:tab/></text:span><text:span text:style-name="T11"># # # IF NOT EXISTS, IF EXISTS # # #</text:span></text:p>
      <text:p text:style-name="P7"><text:span text:style-name="T8"><text:tab/></text:span></text:p>
      <text:list xml:id="list2461005769" text:style-name="L18">
        <text:list-item>
          <text:p text:style-name="P24"><text:span text:style-name="T8">IF NOT EXISTS =&gt; Só executa se ainda não existe uma tabela com o mesmo nome por exemplo…</text:span></text:p>
        </text:list-item>
        <text:list-item>
          <text:p text:style-name="P24"><text:span text:style-name="T8">IF EXISTS =&gt; Só executa se existe uma tabela com o mesmo nome por exemplo…</text:span></text:p>
        </text:list-item>
      </text:list>
      <text:p text:style-name="P25"><text:span text:style-name="T8"/></text:p>
      <text:p text:style-name="P25"><text:span text:style-name="T8"><text:tab/>CREATE TABLE IF NOT EXISTS cursos (</text:span></text:p>
      <text:p text:style-name="P25"><text:span text:style-name="T8"><text:tab/><text:tab/>nome VARCHAR(30) NOT NULL UNIQUE,</text:span></text:p>
      <text:p text:style-name="P25"><text:span text:style-name="T8"><text:tab/><text:tab/>descricao TEXT,</text:span></text:p>
      <text:p text:style-name="P25"><text:span text:style-name="T8"><text:tab/><text:tab/>carga INT UNSIGNED,</text:span></text:p>
      <text:p text:style-name="P25"><text:span text:style-name="T8"><text:tab/><text:tab/>totaulas INT UNSIGNED,</text:span></text:p>
      <text:p text:style-name="P25"><text:span text:style-name="T8"><text:tab/><text:tab/>ano YEAR DEFAULT ‘2019’</text:span></text:p>
      <text:p text:style-name="P25"><text:span text:style-name="T8"><text:tab/>) DEFAULT CHARSET = utf8;</text:span></text:p>
      <text:p text:style-name="P7"><text:span text:style-name="T8"><text:tab/></text:span></text:p>
      <text:p text:style-name="P7"><text:span text:style-name="T8"/></text:p>
      <text:list xml:id="list4251650049" text:style-name="L22">
        <text:list-item>
          <text:p text:style-name="P28"><text:span text:style-name="T8">ADICIONAR COLUNA </text:span></text:p>
        </text:list-item>
      </text:list>
      <text:p text:style-name="P26"><text:span text:style-name="T8"/></text:p>
      <text:p text:style-name="P26"><text:span text:style-name="T8"><text:tab/>ALTER TABLE cursos</text:span></text:p>
      <text:p text:style-name="P26"><text:span text:style-name="T8"><text:tab/>ADD COLUMN idcurso INT FIRST;</text:span></text:p>
      <text:p text:style-name="P26"><text:span text:style-name="T8"/></text:p>
      <text:list xml:id="list1231566698" text:style-name="L20">
        <text:list-item>
          <text:p text:style-name="P27"><text:soft-page-break/><text:span text:style-name="T8">ADICIONAR CHAVE PRIMARIA</text:span></text:p>
          <text:p text:style-name="P27"><text:span text:style-name="T8"/></text:p>
          <text:p text:style-name="P27"><text:span text:style-name="T8">ALTER TABLE cursos</text:span></text:p>
          <text:p text:style-name="P27"><text:span text:style-name="T8">ADD PRIMARY KEY(idcurso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ira Code Medium" svg:font-family="'Fira Code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33:50.931902229</meta:creation-date>
    <dc:date>2019-09-21T15:30:21.535927429</dc:date>
    <meta:editing-duration>PT43M3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340" meta:character-count="2082" meta:non-whitespace-character-count="1742"/>
  </office:meta>
</office:document-meta>
</file>